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64000000384C15ADE28.png" manifest:media-type=""/>
  <manifest:file-entry manifest:full-path="Pictures/100000000000012C000000A8A43A7AB2.jpg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draw:textarea-horizontal-align="justify" draw:textarea-vertical-align="middle" draw:auto-grow-height="false"/>
    </style:style>
    <style:style style:name="gr2" style:family="graphic" style:parent-style-name="standard">
      <style:graphic-properties draw:fill-color="#ffffff" draw:textarea-horizontal-align="left" draw:textarea-vertical-align="top" draw:auto-grow-height="false"/>
    </style:style>
    <style:style style:name="gr3" style:family="graphic" style:parent-style-name="standard">
      <style:graphic-properties draw:stroke="solid" draw:fill="solid" draw:fill-color="#47b8b8" draw:textarea-horizontal-align="justify" draw:textarea-vertical-align="middle" draw:auto-grow-height="fals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fill="solid" draw:fill-color="#3deb3d" draw:opacity="100%" draw:textarea-horizontal-align="justify" draw:textarea-vertical-align="middle" draw:auto-grow-height="false" draw:shadow-opacity="100%"/>
    </style:style>
    <style:style style:name="gr7" style:family="graphic" style:parent-style-name="standard">
      <style:graphic-properties draw:stroke="solid" draw:fill="solid" draw:fill-color="#ffffff" draw:opacity="100%" draw:textarea-horizontal-align="justify" draw:textarea-vertical-align="middle" draw:auto-grow-height="false" draw:shadow-opacity="100%"/>
    </style:style>
    <style:style style:name="gr8" style:family="graphic" style:parent-style-name="standard">
      <style:graphic-properties draw:stroke="solid" draw:fill="solid" draw:fill-color="#3deb3d" draw:textarea-horizontal-align="justify" draw:textarea-vertical-align="middle" draw:auto-grow-height="false"/>
    </style:style>
    <style:style style:name="gr9" style:family="graphic" style:parent-style-name="standard">
      <style:graphic-properties draw:stroke="solid" draw:fill="none" draw:textarea-horizontal-align="justify" draw:textarea-vertical-align="middle" draw:auto-grow-height="false"/>
    </style:style>
    <style:style style:name="gr10" style:family="graphic" style:parent-style-name="standard">
      <style:graphic-properties draw:stroke="solid" draw:marker-start="Arrow" draw:marker-start-width="0.3cm" draw:textarea-vertical-align="middle"/>
    </style:style>
    <style:style style:name="gr11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12" style:family="graphic" style:parent-style-name="standard">
      <style:graphic-properties draw:stroke="dash" draw:stroke-dash="Ultrafine_20_Dashed" draw:marker-end="Arrow" draw:textarea-vertical-align="middle"/>
    </style:style>
    <style:style style:name="gr13" style:family="graphic" style:parent-style-name="standard">
      <style:graphic-properties draw:stroke="solid" draw:fill-color="#ffffff" draw:textarea-horizontal-align="justify" draw:textarea-vertical-align="middle" draw:auto-grow-height="false"/>
    </style:style>
    <style:style style:name="gr14" style:family="graphic" style:parent-style-name="standard">
      <style:graphic-properties draw:stroke="solid" svg:stroke-color="#000000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line-height="150%" fo:text-align="start"/>
    </style:style>
    <style:style style:name="P3" style:family="paragraph">
      <style:paragraph-properties fo:line-height="150%" fo:text-align="start"/>
      <style:text-properties fo:font-size="12pt" style:font-size-asian="12pt" style:font-size-complex="12pt"/>
    </style:style>
    <style:style style:name="P4" style:family="paragraph"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5" style:family="paragraph">
      <style:paragraph-properties fo:text-align="center"/>
      <style:text-properties fo:font-weight="bold" style:font-weight-asian="bold" style:font-weight-complex="bold"/>
    </style:style>
    <style:style style:name="P6" style:family="paragraph">
      <style:paragraph-properties fo:line-height="150%" fo:text-align="start"/>
      <style:text-properties fo:font-size="13pt" fo:font-weight="bold" style:font-size-asian="13pt" style:font-weight-asian="bold" style:font-size-complex="13pt" style:font-weight-complex="bold"/>
    </style:style>
    <style:style style:name="P7" style:family="paragraph"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P8" style:family="paragraph">
      <style:paragraph-properties fo:text-align="start"/>
    </style:style>
    <style:style style:name="P9" style:family="paragraph">
      <style:paragraph-properties fo:text-align="start"/>
      <style:text-properties fo:font-size="12pt" style:font-size-asian="12pt" style:font-size-complex="12pt"/>
    </style:style>
    <style:style style:name="P10" style:family="paragraph"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font-weight="bold" style:font-size-asian="12pt" style:font-weight-asian="bold" style:font-size-complex="12pt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3pt" fo:font-weight="bold" style:font-size-asian="13pt" style:font-weight-asian="bold" style:font-size-complex="13pt" style:font-weight-complex="bold"/>
    </style:style>
    <style:style style:name="T5" style:family="text">
      <style:text-properties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7.487cm" svg:height="5.575cm" svg:x="0.508cm" svg:y="6.73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2.846cm" svg:height="4.512cm" svg:x="0.71cm" svg:y="7.54cm">
          <text:p text:style-name="P2"><text:span text:style-name="T1">ally</text:span></text:p>
          <text:p text:style-name="P2"><text:span text:style-name="T1">ally-http</text:span></text:p>
          <text:p text:style-name="P2"><text:span text:style-name="T1">ally-api</text:span></text:p>
          <text:p text:style-name="P2"><text:span text:style-name="T1">ally-core</text:span></text:p>
          <text:p text:style-name="P2"><text:span text:style-name="T1">ally-core-http</text:span></text:p>
          <text:p text:style-name="P2"><text:span text:style-name="T1">ally-plug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2.846cm" svg:height="0.635cm" svg:x="0.71cm" svg:y="6.905cm">
          <text:p text:style-name="P1"><text:span text:style-name="T2">Componen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5" draw:layer="layout" svg:width="9.144cm" svg:height="4.445cm" svg:x="15.113cm" svg:y="0.508cm">
          <draw:image xlink:href="Pictures/100000000000012C000000A8A43A7AB2.jpg" xlink:type="simple" xlink:show="embed" xlink:actuate="onLoad">
            <text:p text:style-name="P1"><text:span text:style-name="T3">Network</text:span></text:p>
          </draw:image>
        </draw:frame>
        <draw:frame draw:style-name="gr5" draw:text-style-name="P1" draw:layer="layout" svg:width="9.926cm" svg:height="6.196cm" svg:x="12.807cm" svg:y="5.996cm">
          <draw:image xlink:href="Pictures/100000000000064000000384C15ADE28.png" xlink:type="simple" xlink:show="embed" xlink:actuate="onLoad">
            <text:p/>
          </draw:image>
        </draw:frame>
        <draw:custom-shape draw:style-name="gr6" draw:text-style-name="P6" draw:layer="layout" svg:width="3.048cm" svg:height="0.762cm" svg:x="0.71cm" svg:y="11.096cm">
          <text:p text:style-name="P2"><text:span text:style-name="T1">ally-plug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6" draw:layer="layout" svg:width="3.048cm" svg:height="0.762cm" svg:x="0.71cm" svg:y="11.096cm">
          <text:p text:style-name="P2"><text:span text:style-name="T1">ally-plug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7" draw:layer="layout" svg:width="3.993cm" svg:height="0.702cm" svg:x="3.748cm" svg:y="6.905cm">
          <text:p text:style-name="P1"><text:span text:style-name="T4">Plugins</text:span>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2.846cm" svg:height="4.512cm" svg:x="0.71cm" svg:y="7.54cm">
          <text:p/>
          <draw:enhanced-geometry svg:viewBox="0 0 21600 21600" draw:type="rectangle" draw:enhanced-path="M 0 0 L 21600 0 21600 21600 0 21600 0 0 Z N"/>
        </draw:custom-shape>
        <draw:line draw:style-name="gr10" draw:text-style-name="P1" draw:layer="layout" svg:x1="17.018cm" svg:y1="4.572cm" svg:x2="17.018cm" svg:y2="6.096cm">
          <text:p/>
        </draw:line>
        <draw:custom-shape draw:style-name="gr2" draw:text-style-name="P3" draw:layer="layout" svg:width="3.989cm" svg:height="4.512cm" svg:x="3.752cm" svg:y="7.54cm">
          <text:p text:style-name="P2"><text:span text:style-name="T1">support-sqlalchemy</text:span></text:p>
          <text:p text:style-name="P2"><text:span text:style-name="T1">gatewa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" draw:layer="layout" svg:width="3.989cm" svg:height="4.512cm" svg:x="3.752cm" svg:y="7.5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1.016cm" svg:height="0.686cm" svg:x="2.915cm" svg:y="11.14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937cm" svg:height="4.064cm" svg:x="0.508cm" svg:y="1.0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3.475cm" svg:height="3.001cm" svg:x="0.716cm" svg:y="1.825cm">
          <text:p text:style-name="P2"><text:span text:style-name="T1">ally</text:span></text:p>
          <text:p text:style-name="P2"><text:span text:style-name="T1">ally-http</text:span></text:p>
          <text:p text:style-name="P2"><text:span text:style-name="T1">ally-indexing</text:span></text:p>
          <text:p text:style-name="P2"><text:span text:style-name="T1">service-gatewa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3.475cm" svg:height="0.635cm" svg:x="0.716cm" svg:y="1.19cm">
          <text:p text:style-name="P1"><text:span text:style-name="T2">Componen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" draw:layer="layout" svg:width="3.475cm" svg:height="3.001cm" svg:x="0.716cm" svg:y="1.825cm">
          <text:p/>
          <draw:enhanced-geometry svg:viewBox="0 0 21600 21600" draw:type="rectangle" draw:enhanced-path="M 0 0 L 21600 0 21600 21600 0 21600 0 0 Z N"/>
        </draw:custom-shape>
        <draw:connector draw:style-name="gr12" draw:text-style-name="P1" draw:layer="layout" svg:x1="4.191cm" svg:y1="4.318cm" svg:x2="7.747cm" svg:y2="8.636cm" draw:start-shape="id1" draw:start-glue-point="1" draw:end-shape="id2" draw:end-glue-point="1" svg:d="m4191 4318h4056v4318h-500">
          <text:p/>
        </draw:connector>
        <draw:custom-shape draw:style-name="gr13" draw:text-style-name="P9" xml:id="id2" draw:id="id2" draw:layer="layout" svg:width="3.981cm" svg:height="0.762cm" svg:x="3.766cm" svg:y="8.255cm">
          <text:p text:style-name="P8"><text:span text:style-name="T1">gateway</text:span></text:p>
          <draw:enhanced-geometry svg:viewBox="0 0 21600 21600" draw:type="rectangle" draw:enhanced-path="M 0 0 L 21600 0 21600 21600 0 21600 0 0 Z N"/>
        </draw:custom-shape>
        <draw:line draw:style-name="gr10" draw:text-style-name="P1" draw:layer="layout" svg:x1="4.445cm" svg:y1="1.27cm" svg:x2="8.636cm" svg:y2="1.27cm">
          <text:p/>
        </draw:line>
        <draw:line draw:style-name="gr10" draw:text-style-name="P1" draw:layer="layout" svg:x1="1.016cm" svg:y1="6.223cm" svg:x2="1.016cm" svg:y2="5.08cm">
          <text:p/>
        </draw:line>
        <draw:line draw:style-name="gr10" draw:text-style-name="P1" draw:layer="layout" svg:x1="2.413cm" svg:y1="5.08cm" svg:x2="2.413cm" svg:y2="6.223cm">
          <text:p/>
        </draw:line>
        <draw:line draw:style-name="gr10" draw:text-style-name="P1" draw:layer="layout" svg:x1="8.636cm" svg:y1="2.54cm" svg:x2="4.445cm" svg:y2="2.54cm">
          <text:p/>
        </draw:line>
        <draw:line draw:style-name="gr10" draw:text-style-name="P1" draw:layer="layout" svg:x1="19.177cm" svg:y1="5.969cm" svg:x2="19.177cm" svg:y2="4.445cm">
          <text:p/>
        </draw:line>
        <draw:custom-shape draw:style-name="gr14" draw:text-style-name="P10" draw:layer="layout" svg:width="7.493cm" svg:height="0.508cm" svg:x="0.508cm" svg:y="6.223cm">
          <text:p text:style-name="P1"><text:span text:style-name="T5">REST server</text:span></text:p>
          <draw:enhanced-geometry svg:viewBox="0 0 21600 21600" draw:type="rectangle" draw:enhanced-path="M 0 0 L 21600 0 21600 21600 0 21600 0 0 Z N"/>
        </draw:custom-shape>
        <draw:custom-shape draw:style-name="gr14" draw:text-style-name="P10" draw:layer="layout" svg:width="3.937cm" svg:height="0.508cm" svg:x="0.508cm" svg:y="0.508cm">
          <text:p text:style-name="P1"><text:span text:style-name="T5">Gateway server</text:span></text:p>
          <draw:enhanced-geometry svg:viewBox="0 0 21600 21600" draw:type="rectangle" draw:enhanced-path="M 0 0 L 21600 0 21600 21600 0 21600 0 0 Z N"/>
        </draw:custom-shape>
        <draw:custom-shape draw:style-name="gr13" draw:text-style-name="P9" xml:id="id1" draw:id="id1" draw:layer="layout" svg:width="3.473cm" svg:height="0.762cm" svg:x="0.718cm" svg:y="3.937cm">
          <text:p text:style-name="P8"><text:span text:style-name="T1">service-gateway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699cm" svg:height="4.064cm" svg:x="8.636cm" svg:y="1.0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4.237cm" svg:height="3.001cm" svg:x="8.844cm" svg:y="1.825cm">
          <text:p text:style-name="P2"><text:span text:style-name="T1">ally</text:span></text:p>
          <text:p text:style-name="P2"><text:span text:style-name="T1">ally-http</text:span></text:p>
          <text:p text:style-name="P2"><text:span text:style-name="T1">ally-indexing</text:span></text:p>
          <text:p text:style-name="P2"><text:span text:style-name="T1">service-gatewa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4.237cm" svg:height="0.635cm" svg:x="8.844cm" svg:y="1.19cm">
          <text:p text:style-name="P1"><text:span text:style-name="T2">Componen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" draw:layer="layout" svg:width="4.237cm" svg:height="3.001cm" svg:x="8.844cm" svg:y="1.82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0" draw:layer="layout" svg:width="4.699cm" svg:height="0.508cm" svg:x="8.636cm" svg:y="0.508cm">
          <text:p text:style-name="P1"><text:span text:style-name="T5">Assemblage server</text:span></text:p>
          <draw:enhanced-geometry svg:viewBox="0 0 21600 21600" draw:type="rectangle" draw:enhanced-path="M 0 0 L 21600 0 21600 21600 0 21600 0 0 Z N"/>
        </draw:custom-shape>
        <draw:custom-shape draw:style-name="gr13" draw:text-style-name="P9" xml:id="id3" draw:id="id3" draw:layer="layout" svg:width="4.235cm" svg:height="0.762cm" svg:x="8.846cm" svg:y="3.937cm">
          <text:p text:style-name="P8"><text:span text:style-name="T1">service-assemblage</text:span></text:p>
          <draw:enhanced-geometry svg:viewBox="0 0 21600 21600" draw:type="rectangle" draw:enhanced-path="M 0 0 L 21600 0 21600 21600 0 21600 0 0 Z N"/>
        </draw:custom-shape>
        <draw:connector draw:style-name="gr12" draw:text-style-name="P1" draw:layer="layout" draw:line-skew="0.213cm" svg:x1="8.846cm" svg:y1="4.318cm" svg:x2="7.747cm" svg:y2="9.398cm" draw:start-shape="id3" draw:end-shape="id4" draw:end-glue-point="1" svg:d="m8846 4318h-337v5080h-762">
          <text:p/>
        </draw:connector>
        <draw:custom-shape draw:style-name="gr13" draw:text-style-name="P9" xml:id="id4" draw:id="id4" draw:layer="layout" svg:width="3.981cm" svg:height="0.762cm" svg:x="3.766cm" svg:y="9.017cm">
          <text:p text:style-name="P8"><text:span text:style-name="T1">indexing</text:span></text:p>
          <draw:enhanced-geometry svg:viewBox="0 0 21600 21600" draw:type="rectangle" draw:enhanced-path="M 0 0 L 21600 0 21600 21600 0 21600 0 0 Z N"/>
        </draw:custom-shape>
        <draw:line draw:style-name="gr10" draw:text-style-name="P1" draw:layer="layout" svg:x1="15.621cm" svg:y1="2.54cm" svg:x2="13.335cm" svg:y2="2.54cm">
          <text:p/>
        </draw:line>
        <draw:line draw:style-name="gr10" draw:text-style-name="P1" draw:layer="layout" svg:x1="13.335cm" svg:y1="1.27cm" svg:x2="17.399cm" svg:y2="1.2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none" draw:stroke-dash="Dash_20_2" svg:stroke-width="0cm" svg:stroke-color="#808080" draw:marker-start-width="0.2cm" draw:marker-start-center="false" draw:marker-end-width="0.2cm" draw:marker-end-center="false" draw:fill="solid" draw:fill-color="#cfe7f5" draw:fill-image-width="0cm" draw:fill-image-height="0cm" draw:textarea-horizontal-align="left" draw:auto-grow-height="false" fo:padding-top="0.125cm" fo:padding-bottom="0.125cm" fo:padding-left="0.229cm" fo:padding-right="0.25cm" fo:wrap-option="no-wrap" draw:shadow="hidden" draw:shadow-offset-x="0.203cm" draw:shadow-offset-y="0.203cm" draw:shadow-color="#808080" draw:measure-align="left-outside" draw:measure-vertical-align="above" draw:parallel="tru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24.638cm" fo:page-height="12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9-27T16:17:36</meta:creation-date>
    <dc:date>2013-10-02T16:15:56</dc:date>
    <meta:editing-duration>PT3H14M50S</meta:editing-duration>
    <meta:editing-cycles>21</meta:editing-cycles>
    <meta:generator>LibreOffice/3.6$Linux_X86_64 LibreOffice_project/360m1$Build-2</meta:generator>
    <meta:document-statistic meta:object-count="37"/>
  </office:meta>
</office:document-meta>
</file>